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BMPlexMono" svg:font-family="IBMPlexMono, monospace, 'Droid Sans Fallback', 'Droid Sans Mono', monospace, monospace"/>
    <style:font-face style:name="Inter" svg:font-family="Inter, system-ui, apple-system, BlinkMacSystemFont, 'Segoe UI', Roboto, Oxygen, Ubuntu, Cantarell, 'Fira Sans', 'Droid Sans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f955b"/>
    </style:style>
    <style:style style:name="P2" style:family="paragraph" style:parent-style-name="Standard">
      <style:paragraph-properties style:line-height-at-least="0.476cm"/>
      <style:text-properties fo:color="#000000" loext:opacity="100%" style:font-name="IBMPlexMono" fo:font-size="9pt" fo:font-weight="normal" fo:background-color="#ffffff"/>
    </style:style>
    <style:style style:name="P3" style:family="paragraph" style:parent-style-name="Standard">
      <style:paragraph-properties style:line-height-at-least="0.476cm"/>
      <style:text-properties fo:color="#000000" loext:opacity="100%" style:font-name="IBMPlexMono" fo:font-size="9pt" fo:font-weight="normal"/>
    </style:style>
    <style:style style:name="P4" style:family="paragraph" style:parent-style-name="Standard">
      <style:paragraph-properties style:line-height-at-least="0.476cm"/>
      <style:text-properties fo:color="#000000" loext:opacity="100%" style:font-name="IBMPlexMono" fo:font-size="9pt" fo:font-weight="normal" officeooo:paragraph-rsid="001f955b"/>
    </style:style>
    <style:style style:name="T1" style:family="text">
      <style:text-properties officeooo:rsid="001f955b"/>
    </style:style>
    <style:style style:name="T2" style:family="text">
      <style:text-properties fo:font-variant="normal" fo:text-transform="none" fo:color="#212121" loext:opacity="100%" style:font-name="Inter" fo:font-size="9pt" fo:letter-spacing="normal" fo:font-style="normal" fo:font-weight="normal"/>
    </style:style>
    <style:style style:name="T3" style:family="text">
      <style:text-properties fo:font-variant="normal" fo:text-transform="none" fo:color="#212121" loext:opacity="100%" style:font-name="Inter" fo:font-size="9pt" fo:letter-spacing="normal" fo:font-style="normal" fo:font-weight="normal" fo:background-color="#ffffff" loext:char-shading-value="0"/>
    </style:style>
    <style:style style:name="T4" style:family="text">
      <style:text-properties fo:font-variant="normal" fo:text-transform="none" fo:color="#212121" loext:opacity="100%" style:font-name="Inter" fo:font-size="9pt" fo:letter-spacing="normal" fo:font-style="normal" fo:font-weight="normal" officeooo:rsid="001f955b" fo:background-color="#ffffff" loext:char-shading-value="0"/>
    </style:style>
    <style:style style:name="T5" style:family="text">
      <style:text-properties fo:font-variant="normal" fo:text-transform="none" fo:color="#212121" loext:opacity="100%" style:font-name="Inter" fo:font-size="9pt" fo:letter-spacing="normal" fo:font-style="normal" fo:font-weight="normal" officeooo:rsid="001f955b"/>
    </style:style>
    <style:style style:name="T6" style:family="text">
      <style:text-properties fo:font-variant="normal" fo:text-transform="none" fo:color="#212121" loext:opacity="100%" style:font-name="Inter" fo:letter-spacing="normal" fo:font-style="normal"/>
    </style:style>
    <style:style style:name="T7" style:family="text">
      <style:text-properties fo:font-variant="normal" fo:text-transform="none" fo:color="#212121" loext:opacity="100%" style:font-name="Inter" fo:letter-spacing="normal" fo:font-style="normal" officeooo:rsid="001f955b"/>
    </style:style>
    <style:style style:name="T8" style:family="text">
      <style:text-properties fo:font-variant="normal" fo:text-transform="none" fo:color="#212121" loext:opacity="100%" style:font-name="Inter" fo:letter-spacing="normal" fo:font-style="normal" officeooo:rsid="001f955b" fo:background-color="#ffffff" loext:char-shading-value="0"/>
    </style:style>
    <style:style style:name="T9" style:family="text">
      <style:text-properties fo:color="#a31515" loext:opacity="100%"/>
    </style:style>
    <style:style style:name="T10" style:family="text">
      <style:text-properties fo:color="#0451a5" loext:opacity="100%"/>
    </style:style>
    <style:style style:name="T11" style:family="text">
      <style:text-properties fo:background-color="#ffffff" loext:char-shading-value="0"/>
    </style:style>
    <style:style style:name="T12" style:family="text">
      <style:text-properties officeooo:rsid="001f955b" fo:background-color="#ffffff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FLIGHT-CRS<text:line-break/><text:line-break/>login-</text:span><text:span text:style-name="T2">http://localhost:3000/auth/login<text:line-break/> <text:s text:c="4"/></text:span></text:p>
      <text:p text:style-name="P1"><text:span text:style-name="T2"><text:s text:c="8"/></text:span><text:span text:style-name="T3">{</text:span></text:p>
      <text:p text:style-name="P2"><text:span text:style-name="T9">"username"</text:span>: <text:span text:style-name="T10">"admin"</text:span>,</text:p>
      <text:p text:style-name="P2"><text:span text:style-name="T9">"password"</text:span>: <text:span text:style-name="T10">"123456"</text:span></text:p>
      <text:p text:style-name="P2">}</text:p>
      <text:p text:style-name="P2"/>
      <text:p text:style-name="P1"><text:span text:style-name="T2"/></text:p>
      <text:p text:style-name="P1"><text:span text:style-name="T2"/></text:p>
      <text:p text:style-name="P1"><text:span text:style-name="T5">airport-get: <text:s text:c="2"/></text:span><text:a xlink:type="simple" xlink:href="http://localhost:3000/airport/list" text:style-name="Internet_20_link" text:visited-style-name="Visited_20_Internet_20_Link"><text:span text:style-name="T2">http://localhost:3000/airport/list</text:span></text:a><text:span text:style-name="T5"><text:line-break/> <text:s text:c="20"/></text:span><text:a xlink:type="simple" xlink:href="http://localhost:3000/airport/view/2" text:style-name="Internet_20_link" text:visited-style-name="Visited_20_Internet_20_Link">http://localhost:3000/airport/view/2</text:a></text:p>
      <text:p text:style-name="P1"><text:span text:style-name="T5"/></text:p>
      <text:p text:style-name="P1"><text:span text:style-name="T5"/></text:p>
      <text:p text:style-name="P1"><text:span text:style-name="T5"><text:s text:c="13"/>post:</text:span><text:a xlink:type="simple" xlink:href="http://localhost:3000/airport/create" text:style-name="Internet_20_link" text:visited-style-name="Visited_20_Internet_20_Link">http://localhost:3000/airport/create</text:a></text:p>
      <text:p text:style-name="P1"><text:span text:style-name="T5"><text:s text:c="20"/></text:span><text:span text:style-name="T4">{</text:span></text:p>
      <text:p text:style-name="P2"><text:span text:style-name="T9"><text:s text:c="26"/>"airportCode"</text:span>: <text:span text:style-name="T10">"AXC"</text:span>,</text:p>
      <text:p text:style-name="P2"><text:span text:style-name="T9"><text:s text:c="27"/>‘airportName"</text:span>: <text:span text:style-name="T10">"ahsujdh International Airport"</text:span></text:p>
      <text:p text:style-name="P2"><text:s text:c="31"/>}</text:p>
      <text:p text:style-name="P2"/>
      <text:p text:style-name="P1"><text:span text:style-name="T5"><text:s text:c="13"/>put <text:s/>: </text:span><text:a xlink:type="simple" xlink:href="http://localhost:3000/airport/update/1" text:style-name="Internet_20_link" text:visited-style-name="Visited_20_Internet_20_Link">http://localhost:3000/airport/update/1</text:a><text:span text:style-name="T5"><text:line-break/> <text:s text:c="25"/></text:span><text:span text:style-name="T4">{</text:span></text:p>
      <text:p text:style-name="P2"><text:span text:style-name="T9"><text:s text:c="33"/>"airportCode"</text:span>: <text:span text:style-name="T10">"DXX"</text:span>,</text:p>
      <text:p text:style-name="P2"><text:span text:style-name="T9"><text:s text:c="34"/>“airportName"</text:span>: <text:span text:style-name="T10">"Dubai International Airport"</text:span></text:p>
      <text:p text:style-name="P2"><text:s text:c="31"/>}</text:p>
      <text:p text:style-name="P2"/>
      <text:p text:style-name="P3"><text:span text:style-name="T11"><text:s text:c="16"/></text:span><text:span text:style-name="T12">del: <text:s/></text:span><text:a xlink:type="simple" xlink:href="http://localhost:3000/airport/delete/6" text:style-name="Internet_20_link" text:visited-style-name="Visited_20_Internet_20_Link">http://localhost:3000/airport/delete/6</text:a><text:span text:style-name="T6"><text:line-break/><text:line-break/><text:line-break/></text:span><text:span text:style-name="T7">cabin-class <text:s text:c="2"/>get: <text:s text:c="2"/></text:span><text:a xlink:type="simple" xlink:href="http://localhost:3000/cabin-class/list" text:style-name="Internet_20_link" text:visited-style-name="Visited_20_Internet_20_Link">http://localhost:3000/cabin-class/list</text:a></text:p>
      <text:p text:style-name="P3"><text:span text:style-name="T7"><text:s text:c="30"/></text:span><text:a xlink:type="simple" xlink:href="http://localhost:3000/cabin-class/view/1" text:style-name="Internet_20_link" text:visited-style-name="Visited_20_Internet_20_Link">http://localhost:3000/cabin-class/view/1</text:a><text:span text:style-name="T7"><text:line-break/><text:line-break/><text:line-break/> <text:s text:c="19"/>post: <text:s text:c="2"/></text:span><text:a xlink:type="simple" xlink:href="http://localhost:3000/cabin-class/create" text:style-name="Internet_20_link" text:visited-style-name="Visited_20_Internet_20_Link">http://localhost:3000/cabin-class/create</text:a></text:p>
      <text:p text:style-name="P3"><text:span text:style-name="T7"><text:s text:c="32"/></text:span><text:span text:style-name="T8">{</text:span></text:p>
      <text:p text:style-name="P2"><text:span text:style-name="T9"><text:s text:c="35"/>"name"</text:span>: <text:span text:style-name="T10">"prem Class"</text:span></text:p>
      <text:p text:style-name="P3"><text:span text:style-name="T11"><text:s text:c="34"/>}<text:line-break/> <text:s text:c="20"/></text:span><text:span text:style-name="T12">put: <text:s text:c="2"/></text:span><text:a xlink:type="simple" xlink:href="http://localhost:3000/cabin-class/update/6" text:style-name="Internet_20_link" text:visited-style-name="Visited_20_Internet_20_Link">http://localhost:3000/cabin-class/update/6</text:a><text:span text:style-name="T6"><text:line-break/><text:line-break/> <text:s text:c="19"/></text:span><text:span text:style-name="T7">del: <text:s text:c="3"/></text:span><text:a xlink:type="simple" xlink:href="http://localhost:3000/cabin-class/delete/5" text:style-name="Internet_20_link" text:visited-style-name="Visited_20_Internet_20_Link">http://localhost:3000/cabin-class/delete/5</text:a></text:p>
      <text:p text:style-name="P3"><text:span text:style-name="T7"/></text:p>
      <text:p text:style-name="P4"><text:span text:style-name="T7">flights: <text:s text:c="5"/>get: <text:s text:c="3"/></text:span><text:a xlink:type="simple" xlink:href="http://localhost:3000/flight" text:style-name="Internet_20_link" text:visited-style-name="Visited_20_Internet_20_Link"><text:span text:style-name="T6">http://localhost:3000/flight</text:span></text:a><text:span text:style-name="T7"><text:line-break/> <text:s text:c="27"/></text:span><text:a xlink:type="simple" xlink:href="http://localhost:3000/flight/view/2" text:style-name="Internet_20_link" text:visited-style-name="Visited_20_Internet_20_Link">http://localhost:3000/flight/view/2</text:a><text:span text:style-name="T7"><text:line-break/><text:line-break/> <text:s text:c="17"/>post:</text:span><text:a xlink:type="simple" xlink:href="http://localhost:3000/flight/create" text:style-name="Internet_20_link" text:visited-style-name="Visited_20_Internet_20_Link">http://localhost:3000/flight/create</text:a><text:span text:style-name="T7"><text:line-break/> <text:s text:c="20"/></text:span><text:span text:style-name="T8">{</text:span></text:p>
      <text:p text:style-name="P2"><text:span text:style-name="T9"><text:s text:c="23"/>"flightNumber"</text:span>: <text:span text:style-name="T10">"AI202"</text:span>,</text:p>
      <text:p text:style-name="P2"><text:span text:style-name="T9"><text:s text:c="23"/>"origin"</text:span>: <text:span text:style-name="T10">"Delhi"</text:span>,</text:p>
      <text:p text:style-name="P2"><text:span text:style-name="T9"><text:s text:c="24"/>"destination"</text:span>: <text:span text:style-name="T10">"Mumbai"</text:span>,</text:p>
      <text:p text:style-name="P2"><text:span text:style-name="T9"><text:s text:c="26"/>"departureTime"</text:span>: <text:span text:style-name="T10">"2025-08-01T09:45:00"</text:span></text:p>
      <text:p text:style-name="P2"><text:s text:c="23"/>}</text:p>
      <text:p text:style-name="P3"><text:span text:style-name="T11"><text:s text:c="7"/></text:span><text:span text:style-name="T12">put: <text:s text:c="4"/></text:span><text:a xlink:type="simple" xlink:href="http://localhost:3000/flight/update/3" text:style-name="Internet_20_link" text:visited-style-name="Visited_20_Internet_20_Link">http://localhost:3000/flight/update/3</text:a><text:span text:style-name="T6"><text:line-break/> <text:s text:c="7"/></text:span><text:span text:style-name="T7">del: <text:s text:c="3"/></text:span><text:a xlink:type="simple" xlink:href="http://localhost:3000/flight/delete/4" text:style-name="Internet_20_link" text:visited-style-name="Visited_20_Internet_20_Link">http://localhost:3000/flight/delete/4</text:a></text:p>
      <text:p text:style-name="P3"><text:span text:style-name="T7"/></text:p>
      <text:p text:style-name="P1"><text:span text:style-name="T5"/></text:p>
      <text:p text:style-name="P1"><text:span text:style-name="T5"><text:s text:c="8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BMPlexMono" svg:font-family="IBMPlexMono, monospace, 'Droid Sans Fallback', 'Droid Sans Mono', monospace, monospace"/>
    <style:font-face style:name="Inter" svg:font-family="Inter, system-ui, apple-system, BlinkMacSystemFont, 'Segoe UI', Roboto, Oxygen, Ubuntu, Cantarell, 'Fira Sans', 'Droid Sans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7T18:35:38.537978187</meta:creation-date>
    <dc:date>2025-07-17T18:44:58.854833998</dc:date>
    <meta:editing-duration>PT9M21S</meta:editing-duration>
    <meta:editing-cycles>1</meta:editing-cycles>
    <meta:document-statistic meta:table-count="0" meta:image-count="0" meta:object-count="0" meta:page-count="1" meta:paragraph-count="28" meta:word-count="67" meta:character-count="1755" meta:non-whitespace-character-count="972"/>
    <meta:generator>LibreOffice/7.3.7.2$Linux_X86_64 LibreOffice_project/30$Build-2</meta:generator>
  </office:meta>
</office:document-meta>
</file>